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8pt" fo:font-weight="normal" officeooo:rsid="003b9c87" officeooo:paragraph-rsid="0014a215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Verdana" fo:font-size="18pt" fo:font-weight="normal" officeooo:rsid="003870a4" officeooo:paragraph-rsid="0016b3b0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8pt" fo:font-weight="normal" officeooo:rsid="003b9c87" officeooo:paragraph-rsid="0014a215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8pt" fo:font-weight="normal" officeooo:rsid="0039ff06" officeooo:paragraph-rsid="0018f12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8pt" fo:font-weight="normal" officeooo:rsid="0019a3e7" officeooo:paragraph-rsid="0019a3e7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8pt" officeooo:rsid="001fc55d" officeooo:paragraph-rsid="0014a215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weight="normal" officeooo:rsid="0019a3e7" officeooo:paragraph-rsid="0019a3e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font-weight="normal" officeooo:rsid="0019a3e7" officeooo:paragraph-rsid="0019a3e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weight="normal" officeooo:rsid="003b9c87" officeooo:paragraph-rsid="0014a21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Verdana" fo:font-size="12pt" fo:font-weight="normal" officeooo:rsid="0019a3e7" officeooo:paragraph-rsid="0019a3e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9900" style:font-name="Verdana" fo:font-size="18pt" officeooo:rsid="001965b5" officeooo:paragraph-rsid="001965b5" style:font-size-asian="15.75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70a4" style:font-weight-asian="bold" style:font-weight-complex="bold"/>
    </style:style>
    <style:style style:name="T3" style:family="text">
      <style:text-properties officeooo:rsid="003870a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3679a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3870a4" style:font-weight-asian="bold" style:font-weight-complex="bold"/>
    </style:style>
    <style:style style:name="T7" style:family="text">
      <style:text-properties officeooo:rsid="003679a8"/>
    </style:style>
    <style:style style:name="T8" style:family="text">
      <style:text-properties fo:color="#990099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990099" fo:font-style="italic" fo:font-weight="bold" officeooo:rsid="0039ff06" style:font-style-asian="italic" style:font-weight-asian="bold" style:font-style-complex="italic" style:font-weight-complex="bold"/>
    </style:style>
    <style:style style:name="T10" style:family="text">
      <style:text-properties officeooo:rsid="0039ff06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officeooo:rsid="0016b3b0"/>
    </style:style>
    <style:style style:name="T13" style:family="text">
      <style:text-properties officeooo:rsid="00189a2b"/>
    </style:style>
    <style:style style:name="T14" style:family="text">
      <style:text-properties officeooo:rsid="0018f124"/>
    </style:style>
    <style:style style:name="T15" style:family="text">
      <style:text-properties style:text-underline-style="solid" style:text-underline-type="double" style:text-underline-width="auto" style:text-underline-color="font-color" officeooo:rsid="003679a8"/>
    </style:style>
    <style:style style:name="T16" style:family="text">
      <style:text-properties style:text-underline-style="solid" style:text-underline-type="double" style:text-underline-width="auto" style:text-underline-color="font-color" officeooo:rsid="001965b5"/>
    </style:style>
    <style:style style:name="T17" style:family="text">
      <style:text-properties style:text-underline-style="solid" style:text-underline-type="double" style:text-underline-width="auto" style:text-underline-color="font-color" fo:font-weight="normal" officeooo:rsid="003679a8" style:font-weight-asian="normal" style:font-weight-complex="normal"/>
    </style:style>
    <style:style style:name="T18" style:family="text">
      <style:text-properties style:text-underline-style="solid" style:text-underline-type="double" style:text-underline-width="auto" style:text-underline-color="font-color" fo:font-weight="normal" officeooo:rsid="001965b5" style:font-weight-asian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0000ff"/>
    </style:style>
    <style:style style:name="T21" style:family="text">
      <style:text-properties fo:color="#0000ff" fo:font-size="16pt" style:font-size-asian="16pt" style:font-size-complex="16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870a4" style:font-weight-asian="normal" style:font-weight-complex="normal"/>
    </style:style>
    <style:style style:name="T24" style:family="text">
      <style:text-properties fo:font-weight="normal" officeooo:rsid="003679a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B</text:span><text:span text:style-name="T1">ASE DE DATOS empresa</text:span></text:p>
      <text:p text:style-name="P6"><text:span text:style-name="T22">R1 = </text:span><text:span text:style-name="T23">CENTRO <text:s/>( </text:span><text:span text:style-name="T5">N</text:span><text:span text:style-name="T6">UMCE</text:span><text:span text:style-name="T24"> , </text:span><text:span text:style-name="T17">NOM</text:span><text:span text:style-name="T18">CE</text:span><text:span text:style-name="T24"> , SENAS )</text:span></text:p>
      <text:p text:style-name="P8"><text:span text:style-name="T20">NUMCE <text:tab/>= Número de centro.</text:span></text:p>
      <text:p text:style-name="P10">NOMCE <text:tab/>= Nombre del centro.</text:p>
      <text:p text:style-name="P10">SENAS <text:tab/>= Dirección del centro.</text:p>
      <text:p text:style-name="P7"/>
      <text:p text:style-name="P2">R2 = DEPARTAMENTO ( <text:span text:style-name="T4">NUMDE</text:span> , NUMCE (<text:span text:style-name="T8">FK1</text:span>) , <text:tab/><text:span text:style-name="T12">DIREC,</text:span><text:tab/><text:tab/><text:tab/></text:p>
      <text:p text:style-name="P2"><text:tab/><text:tab/><text:tab/><text:tab/><text:tab/><text:tab/><text:tab/>TI<text:span text:style-name="T12">D</text:span>IR, <text:span text:style-name="T12">PRESU, </text:span><text:tab/><text:span text:style-name="T13">DEPDE (</text:span><text:span text:style-name="T9">FK2</text:span><text:span text:style-name="T10">), </text:span>NOM<text:span text:style-name="T12">DE )</text:span></text:p>
      <text:p text:style-name="P8"><text:span text:style-name="T20">NUMDE <text:tab/>= Número de departamento.</text:span></text:p>
      <text:p text:style-name="P8"><text:span text:style-name="T20">NUMCE <text:tab/>= Número de centro (al que pertenece).</text:span></text:p>
      <text:p text:style-name="P8"><text:span text:style-name="T20">DIREC <text:s/><text:tab/>= Número de empleado del director del departamento.</text:span></text:p>
      <text:p text:style-name="P8"><text:span text:style-name="T20">TIDIR <text:s text:c="2"/><text:tab/>= Tipo de director ( ‘P’ o ‘F’).</text:span></text:p>
      <text:p text:style-name="P8"><text:span text:style-name="T20">PRESU <text:s/><text:tab/>= Presupuesto mensual del departamento.</text:span></text:p>
      <text:p text:style-name="P8"><text:span text:style-name="T20">DEPDE <text:s/><text:tab/>= Número del departamento del cual depende.</text:span></text:p>
      <text:p text:style-name="P8"><text:span text:style-name="T20">NOMDE <text:s/><text:tab/>= Nombre del departamento.</text:span></text:p>
      <text:p text:style-name="P5"><text:span text:style-name="T21"/></text:p>
      <text:p text:style-name="P4">R3 = EMPLEADO ( <text:span text:style-name="T11">NUMEM</text:span>, <text:span text:style-name="T14">NUMDE </text:span><text:s/>(<text:span text:style-name="T8">FK2</text:span>) , EXTEL,</text:p>
      <text:p text:style-name="P4"><text:tab/><text:tab/><text:tab/><text:span text:style-name="T14">FECNA, FECIN,</text:span> <text:span text:style-name="T14">SALAR, COMIS ?, NUMHI, NOMEM </text:span><text:s/>)</text:p>
      <text:p text:style-name="P8"><text:span text:style-name="T20">NUMEM<text:tab/>= Número del empleado.</text:span></text:p>
      <text:p text:style-name="P8"><text:span text:style-name="T20">NUMDE <text:s text:c="2"/><text:tab/>= Número del departamento al cual pertenece.</text:span></text:p>
      <text:p text:style-name="P8"><text:span text:style-name="T20">EXTEL<text:tab/>= Extensión telefónica.</text:span></text:p>
      <text:p text:style-name="P8"><text:span text:style-name="T20">FECNA<text:tab/>= Fecha de nacimiento.</text:span></text:p>
      <text:p text:style-name="P8"><text:span text:style-name="T20">FECIN<text:tab/>= Fecha de ingreso en la empresa.</text:span></text:p>
      <text:p text:style-name="P8"><text:span text:style-name="T20">SALAR<text:tab/>= Sueldo mensual.</text:span></text:p>
      <text:p text:style-name="P8"><text:span text:style-name="T20">COMIS<text:tab/>= Comisión mensual (algunos no tiene asignado ninguna comisión).</text:span></text:p>
      <text:p text:style-name="P8"><text:span text:style-name="T20">NUMHI<text:tab/>= Número de hijos.</text:span></text:p>
      <text:p text:style-name="P8"><text:span text:style-name="T20">NOMEM<text:tab/>= Nombre de empleado.</text:span></text:p>
      <text:p text:style-name="P9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9:34:42.293554156</meta:creation-date>
    <dc:date>2019-01-10T21:19:57.701822059</dc:date>
    <meta:editing-duration>PT40M5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166" meta:character-count="958" meta:non-whitespace-character-count="780"/>
  </office:meta>
</office:document-meta>
</file>